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4.001cm"/>
    </style:style>
    <style:style style:name="co3" style:family="table-column">
      <style:table-column-properties fo:break-before="auto" style:column-width="7.999cm"/>
    </style:style>
    <style:style style:name="co4" style:family="table-column">
      <style:table-column-properties fo:break-before="auto" style:column-width="3cm"/>
    </style:style>
    <style:style style:name="co5" style:family="table-column">
      <style:table-column-properties fo:break-before="auto" style:column-width="2.267cm"/>
    </style:style>
    <style:style style:name="ro1" style:family="table-row">
      <style:table-row-properties style:row-height="1.157cm" fo:break-before="auto" style:use-optimal-row-height="true"/>
    </style:style>
    <style:style style:name="ro2" style:family="table-row">
      <style:table-row-properties style:row-height="16.374cm" fo:break-before="auto" style:use-optimal-row-height="true"/>
    </style:style>
    <style:style style:name="ro3" style:family="table-row">
      <style:table-row-properties style:row-height="28.459cm" fo:break-before="auto" style:use-optimal-row-height="true"/>
    </style:style>
    <style:style style:name="ro4" style:family="table-row">
      <style:table-row-properties style:row-height="7.87cm" fo:break-before="auto" style:use-optimal-row-height="true"/>
    </style:style>
    <style:style style:name="ro5" style:family="table-row">
      <style:table-row-properties style:row-height="9.661cm" fo:break-before="auto" style:use-optimal-row-height="true"/>
    </style:style>
    <style:style style:name="ro6" style:family="table-row">
      <style:table-row-properties style:row-height="17.27cm" fo:break-before="auto" style:use-optimal-row-height="true"/>
    </style:style>
    <style:style style:name="ro7" style:family="table-row">
      <style:table-row-properties style:row-height="8.767cm" fo:break-before="auto" style:use-optimal-row-height="true"/>
    </style:style>
    <style:style style:name="ro8" style:family="table-row">
      <style:table-row-properties style:row-height="3.395cm" fo:break-before="auto" style:use-optimal-row-height="true"/>
    </style:style>
    <style:style style:name="ro9" style:family="table-row">
      <style:table-row-properties style:row-height="5.634cm" fo:break-before="auto" style:use-optimal-row-height="true"/>
    </style:style>
    <style:style style:name="ro10" style:family="table-row">
      <style:table-row-properties style:row-height="6.976cm" fo:break-before="auto" style:use-optimal-row-height="true"/>
    </style:style>
    <style:style style:name="ro11" style:family="table-row">
      <style:table-row-properties style:row-height="10.557cm" fo:break-before="auto" style:use-optimal-row-height="true"/>
    </style:style>
    <style:style style:name="ro12" style:family="table-row">
      <style:table-row-properties style:row-height="1.605cm" fo:break-before="auto" style:use-optimal-row-height="true"/>
    </style:style>
    <style:style style:name="ro13" style:family="table-row">
      <style:table-row-properties style:row-height="0.709cm" fo:break-before="auto" style:use-optimal-row-height="true"/>
    </style:style>
    <style:style style:name="ro14" style:family="table-row">
      <style:table-row-properties style:row-height="2.499cm" fo:break-before="auto" style:use-optimal-row-height="true"/>
    </style:style>
    <style:style style:name="ro15" style:family="table-row">
      <style:table-row-properties style:row-height="2.053cm" fo:break-before="auto" style:use-optimal-row-height="true"/>
    </style:style>
    <style:style style:name="ro16" style:family="table-row">
      <style:table-row-properties style:row-height="0.654cm" fo:break-before="auto" style:use-optimal-row-height="true"/>
    </style:style>
    <style:style style:name="ta1" style:family="table" style:master-page-name="Default">
      <style:table-properties table:display="true" style:writing-mode="lr-tb"/>
    </style:style>
  </office:automatic-styles>
  <office:body>
    <office:spreadsheet>
      <table:table table:name="Szenenliste"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1" table:default-cell-style-name="Default"/>
        <table:table-column table:style-name="co3" table:number-columns-repeated="3" table:default-cell-style-name="Default"/>
        <table:table-column table:style-name="co1" table:number-columns-repeated="8" table:default-cell-style-name="Default"/>
        <table:table-column table:style-name="co4" table:number-columns-repeated="2" table:default-cell-style-name="Default"/>
        <table:table-column table:style-name="co2" table:number-columns-repeated="3" table:default-cell-style-name="Default"/>
        <table:table-column table:style-name="co5" table:number-columns-repeated="1002" table:default-cell-style-name="Default"/>
        <table:table-row table:style-name="ro1">
          <table:table-cell table:style-name="Heading" office:value-type="string">
            <text:p>Scene link</text:p>
          </table:table-cell>
          <table:table-cell table:style-name="Heading" office:value-type="string">
            <text:p>Scene title</text:p>
          </table:table-cell>
          <table:table-cell table:style-name="Heading" office:value-type="string">
            <text:p>Scene description</text:p>
          </table:table-cell>
          <table:table-cell table:style-name="Heading" office:value-type="string">
            <text:p>Tags</text:p>
          </table:table-cell>
          <table:table-cell table:style-name="Heading" office:value-type="string">
            <text:p>Scene notes</text:p>
          </table:table-cell>
          <table:table-cell table:style-name="Heading" office:value-type="string">
            <text:p>A/R</text:p>
          </table:table-cell>
          <table:table-cell table:style-name="Heading" office:value-type="string">
            <text:p>Goal</text:p>
          </table:table-cell>
          <table:table-cell table:style-name="Heading" office:value-type="string">
            <text:p>Conflict</text:p>
          </table:table-cell>
          <table:table-cell table:style-name="Heading" office:value-type="string">
            <text:p>Outcome</text:p>
          </table:table-cell>
          <table:table-cell table:style-name="Heading" office:value-type="string">
            <text:p>Scene</text:p>
          </table:table-cell>
          <table:table-cell table:style-name="Heading" office:value-type="string">
            <text:p>Words total</text:p>
          </table:table-cell>
          <table:table-cell table:style-name="Heading" office:value-type="string">
            <text:p>Relevance</text:p>
          </table:table-cell>
          <table:table-cell table:style-name="Heading" office:value-type="string">
            <text:p>Tension</text:p>
          </table:table-cell>
          <table:table-cell table:style-name="Heading" office:value-type="string">
            <text:p>Humour</text:p>
          </table:table-cell>
          <table:table-cell table:style-name="Heading" office:value-type="string">
            <text:p>Quality</text:p>
          </table:table-cell>
          <table:table-cell table:style-name="Heading" office:value-type="string">
            <text:p>Word count</text:p>
          </table:table-cell>
          <table:table-cell table:style-name="Heading" office:value-type="string">
            <text:p>Letter count</text:p>
          </table:table-cell>
          <table:table-cell table:style-name="Heading" office:value-type="string">
            <text:p>Status</text:p>
          </table:table-cell>
          <table:table-cell table:style-name="Heading" office:value-type="string">
            <text:p>Characters</text:p>
          </table:table-cell>
          <table:table-cell table:style-name="Heading" office:value-type="string">
            <text:p>Locations</text:p>
          </table:table-cell>
          <table:table-cell table:style-name="Heading" office:value-type="string">
            <text:p>Items</text:p>
          </table:table-cell>
          <table:table-cell table:style-name="Heading" table:number-columns-repeated="1003"/>
        </table:table-row>
        <table:table-row table:style-name="ro2">
          <table:table-cell table:formula="of:=HYPERLINK(&quot;file:///C:/Users/Peter/Git/PyWriter/test/data/_scenelist/proofed_manuscript.odt#ScID:1%7Cregion&quot;;&quot;ScID:1&quot;)" office:value-type="string" office:string-value="ScID:1">
            <text:p>ScID:1</text:p>
          </table:table-cell>
          <table:table-cell office:value-type="string">
            <text:p>Meet Hal, threatened by Vurdi</text:p>
          </table:table-cell>
          <table:table-cell office:value-type="string">
            <text:p>Hal Spacejock is aboard his ship, the Black Gull, which is parked at the spaceport on planet Lamira. Hal's waiting for a cargo job, he's not fussy as long as it's legal. So far, after several days, the only jobs he's been offered have involved smuggling, gun-running or drugs.</text:p>
            <text:p>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Hal doesn't have any money, so Vurdi says he'll take an arm or leg instead, and sets Brutus on him.</text:p>
            <text:p>During the scuffle, Hal manages to tell Vurdi that he accepted a cargo job earlier in the day, and will use the proceeds to settle his debts. Vurdi is suspicious, but calls Brutus off and gives Hal 24 hours.</text:p>
            <text:p>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able:table-cell>
          <table:table-cell office:value-type="string">
            <text:p>Exposition</text:p>
          </table:table-cell>
          <table:table-cell office:value-type="string">
            <text:p>This is a note. Notice how the N icon shows up when there's a note attached to a scene.</text:p>
          </table:table-cell>
          <table:table-cell office:value-type="string">
            <text:p>A</text:p>
          </table:table-cell>
          <table:table-cell office:value-type="string">
            <text:p>Hals wants something</text:p>
          </table:table-cell>
          <table:table-cell office:value-type="string">
            <text:p>There are obstacles.</text:p>
          </table:table-cell>
          <table:table-cell office:value-type="string">
            <text:p>A disaster.</text:p>
          </table:table-cell>
          <table:table-cell office:value-type="float" office:value="1">
            <text:p>1</text:p>
          </table:table-cell>
          <table:table-cell office:value-type="float" office:value="375">
            <text:p>375</text:p>
          </table:table-cell>
          <table:table-cell office:value-type="float" office:value="5">
            <text:p>5</text:p>
          </table:table-cell>
          <table:table-cell table:number-columns-repeated="3" office:value-type="float" office:value="3">
            <text:p>3</text:p>
          </table:table-cell>
          <table:table-cell office:value-type="float" office:value="375">
            <text:p>375</text:p>
          </table:table-cell>
          <table:table-cell office:value-type="float" office:value="2176">
            <text:p>2176</text:p>
          </table:table-cell>
          <table:table-cell office:value-type="string">
            <text:p>2nd Edit</text:p>
          </table:table-cell>
          <table:table-cell office:value-type="string">
            <text:p>Hal, Navcom, Vurdi, Brutus</text:p>
          </table:table-cell>
          <table:table-cell office:value-type="string">
            <text:p>Black Gull, Lamira Spaceport</text:p>
          </table:table-cell>
          <table:table-cell table:number-columns-repeated="1004"/>
        </table:table-row>
        <table:table-row table:style-name="ro3">
          <table:table-cell table:formula="of:=HYPERLINK(&quot;file:///C:/Users/Peter/Git/PyWriter/test/data/_scenelist/proofed_manuscript.odt#ScID:2%7Cregion&quot;;&quot;ScID:2&quot;)" office:value-type="string" office:string-value="ScID:2">
            <text:p>ScID:2</text:p>
          </table:table-cell>
          <table:table-cell office:value-type="string">
            <text:p>Jerling buys team. Discusses Seraph.</text:p>
          </table:table-cell>
          <table:table-cell office:value-type="string">
            <text:p>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able:table-cell>
          <table:table-cell table:number-columns-repeated="2"/>
          <table:table-cell office:value-type="string">
            <text:p>R</text:p>
          </table:table-cell>
          <table:table-cell office:value-type="string">
            <text:p>Hal is very upset.</text:p>
          </table:table-cell>
          <table:table-cell office:value-type="string">
            <text:p>This doesn‘t bring him anywhere.</text:p>
          </table:table-cell>
          <table:table-cell office:value-type="string">
            <text:p>He decides to become a grown-up.</text:p>
          </table:table-cell>
          <table:table-cell office:value-type="float" office:value="2">
            <text:p>2</text:p>
          </table:table-cell>
          <table:table-cell office:value-type="float" office:value="441">
            <text:p>441</text:p>
          </table:table-cell>
          <table:table-cell office:value-type="float" office:value="4">
            <text:p>4</text:p>
          </table:table-cell>
          <table:table-cell office:value-type="float" office:value="0">
            <text:p>0</text:p>
          </table:table-cell>
          <table:table-cell table:number-columns-repeated="2" office:value-type="float" office:value="2">
            <text:p>2</text:p>
          </table:table-cell>
          <table:table-cell office:value-type="float" office:value="66">
            <text:p>66</text:p>
          </table:table-cell>
          <table:table-cell office:value-type="float" office:value="385">
            <text:p>385</text:p>
          </table:table-cell>
          <table:table-cell office:value-type="string">
            <text:p>2nd Edit</text:p>
          </table:table-cell>
          <table:table-cell office:value-type="string">
            <text:p>Jerling, Carina</text:p>
          </table:table-cell>
          <table:table-cell office:value-type="string">
            <text:p>Planet Forg, Jerling Enterprises</text:p>
          </table:table-cell>
          <table:table-cell table:number-columns-repeated="1004"/>
        </table:table-row>
        <table:table-row table:style-name="ro4">
          <table:table-cell table:formula="of:=HYPERLINK(&quot;file:///C:/Users/Peter/Git/PyWriter/test/data/_scenelist/proofed_manuscript.odt#ScID:3%7Cregion&quot;;&quot;ScID:3&quot;)" office:value-type="string" office:string-value="ScID:3">
            <text:p>ScID:3</text:p>
          </table:table-cell>
          <table:table-cell office:value-type="string">
            <text:p>Hal takes a call from Jerling</text:p>
          </table:table-cell>
          <table:table-cell office:value-type="string">
            <text:p>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able:table-cell>
          <table:table-cell table:number-columns-repeated="2"/>
          <table:table-cell office:value-type="string">
            <text:p>A</text:p>
          </table:table-cell>
          <table:table-cell table:number-columns-repeated="3"/>
          <table:table-cell office:value-type="float" office:value="3">
            <text:p>3</text:p>
          </table:table-cell>
          <table:table-cell office:value-type="float" office:value="529">
            <text:p>529</text:p>
          </table:table-cell>
          <table:table-cell table:number-columns-repeated="2" office:value-type="float" office:value="0">
            <text:p>0</text:p>
          </table:table-cell>
          <table:table-cell office:value-type="float" office:value="2">
            <text:p>2</text:p>
          </table:table-cell>
          <table:table-cell office:value-type="float" office:value="3">
            <text:p>3</text:p>
          </table:table-cell>
          <table:table-cell office:value-type="float" office:value="88">
            <text:p>88</text:p>
          </table:table-cell>
          <table:table-cell office:value-type="float" office:value="475">
            <text:p>475</text:p>
          </table:table-cell>
          <table:table-cell office:value-type="string">
            <text:p>2nd Edit</text:p>
          </table:table-cell>
          <table:table-cell office:value-type="string">
            <text:p>Hal, Navcom, Jerling</text:p>
          </table:table-cell>
          <table:table-cell office:value-type="string">
            <text:p>Black Gull</text:p>
          </table:table-cell>
          <table:table-cell table:number-columns-repeated="1004"/>
        </table:table-row>
        <table:table-row table:style-name="ro5">
          <table:table-cell table:formula="of:=HYPERLINK(&quot;file:///C:/Users/Peter/Git/PyWriter/test/data/_scenelist/proofed_manuscript.odt#ScID:4%7Cregion&quot;;&quot;ScID:4&quot;)" office:value-type="string" office:string-value="ScID:4">
            <text:p>ScID:4</text:p>
          </table:table-cell>
          <table:table-cell office:value-type="string">
            <text:p>Clunk arrives</text:p>
          </table:table-cell>
          <table:table-cell office:value-type="string">
            <text:p>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Hal prepares the ship for takeoff, but ground control won't let him leave. The Port Commander wants to see him in person. Hal leaves the ship, putting Clunk in charge.</text:p>
          </table:table-cell>
          <table:table-cell table:number-columns-repeated="2"/>
          <table:table-cell office:value-type="string">
            <text:p>A</text:p>
          </table:table-cell>
          <table:table-cell table:number-columns-repeated="3"/>
          <table:table-cell office:value-type="float" office:value="4">
            <text:p>4</text:p>
          </table:table-cell>
          <table:table-cell office:value-type="float" office:value="596">
            <text:p>596</text:p>
          </table:table-cell>
          <table:table-cell table:number-columns-repeated="4" office:value-type="float" office:value="0">
            <text:p>0</text:p>
          </table:table-cell>
          <table:table-cell office:value-type="float" office:value="67">
            <text:p>67</text:p>
          </table:table-cell>
          <table:table-cell office:value-type="float" office:value="375">
            <text:p>375</text:p>
          </table:table-cell>
          <table:table-cell office:value-type="string">
            <text:p>2nd Edit</text:p>
          </table:table-cell>
          <table:table-cell office:value-type="string">
            <text:p>Hal, Clunk, Navcom</text:p>
          </table:table-cell>
          <table:table-cell office:value-type="string">
            <text:p>Black Gull</text:p>
          </table:table-cell>
          <table:table-cell table:number-columns-repeated="1004"/>
        </table:table-row>
        <table:table-row table:style-name="ro6">
          <table:table-cell table:formula="of:=HYPERLINK(&quot;file:///C:/Users/Peter/Git/PyWriter/test/data/_scenelist/proofed_manuscript.odt#ScID:5%7Cregion&quot;;&quot;ScID:5&quot;)" office:value-type="string" office:string-value="ScID:5">
            <text:p>ScID:5</text:p>
          </table:table-cell>
          <table:table-cell office:value-type="string">
            <text:p>Hal going to port control</text:p>
          </table:table-cell>
          <table:table-cell office:value-type="string">
            <text:p>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He has to get to ground control, but they won't send a cab because of his unpaid account. He spots a robot mending fuel pipes near the back of the ship and asks whether he can borrow its vehicle (A battered old jet-powered ute). The robot refuses.</text:p>
            <text:p>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Hal drives off, oblivious to the flames starting to flicker around the fallen robot.</text:p>
          </table:table-cell>
          <table:table-cell table:number-columns-repeated="2"/>
          <table:table-cell office:value-type="string">
            <text:p>A</text:p>
          </table:table-cell>
          <table:table-cell table:number-columns-repeated="3"/>
          <table:table-cell office:value-type="float" office:value="5">
            <text:p>5</text:p>
          </table:table-cell>
          <table:table-cell office:value-type="float" office:value="771">
            <text:p>77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175">
            <text:p>175</text:p>
          </table:table-cell>
          <table:table-cell office:value-type="float" office:value="1042">
            <text:p>1042</text:p>
          </table:table-cell>
          <table:table-cell office:value-type="string">
            <text:p>2nd Edit</text:p>
          </table:table-cell>
          <table:table-cell office:value-type="string">
            <text:p>Hal</text:p>
          </table:table-cell>
          <table:table-cell office:value-type="string">
            <text:p>Lamira Spaceport</text:p>
          </table:table-cell>
          <table:table-cell table:number-columns-repeated="1004"/>
        </table:table-row>
        <table:table-row table:style-name="ro5">
          <table:table-cell table:formula="of:=HYPERLINK(&quot;file:///C:/Users/Peter/Git/PyWriter/test/data/_scenelist/proofed_manuscript.odt#ScID:6%7Cregion&quot;;&quot;ScID:6&quot;)" office:value-type="string" office:string-value="ScID:6">
            <text:p>ScID:6</text:p>
          </table:table-cell>
          <table:table-cell office:value-type="string">
            <text:p>Clunk checking computer for Incubots.</text:p>
          </table:table-cell>
          <table:table-cell office:value-type="string">
            <text:p>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Sitting at the console, Clunk uses the Black Gull's simulation mode to practice a couple of landings, then veers off and dreams he's flying the ship to a mythical robot planet.</text:p>
          </table:table-cell>
          <table:table-cell table:number-columns-repeated="2"/>
          <table:table-cell office:value-type="string">
            <text:p>A</text:p>
          </table:table-cell>
          <table:table-cell table:number-columns-repeated="3"/>
          <table:table-cell office:value-type="float" office:value="6">
            <text:p>6</text:p>
          </table:table-cell>
          <table:table-cell office:value-type="float" office:value="896">
            <text:p>896</text:p>
          </table:table-cell>
          <table:table-cell table:number-columns-repeated="4" office:value-type="float" office:value="0">
            <text:p>0</text:p>
          </table:table-cell>
          <table:table-cell office:value-type="float" office:value="125">
            <text:p>125</text:p>
          </table:table-cell>
          <table:table-cell office:value-type="float" office:value="722">
            <text:p>722</text:p>
          </table:table-cell>
          <table:table-cell office:value-type="string">
            <text:p>2nd Edit</text:p>
          </table:table-cell>
          <table:table-cell office:value-type="string">
            <text:p>Clunk, Navcom</text:p>
          </table:table-cell>
          <table:table-cell office:value-type="string">
            <text:p>Black Gull</text:p>
          </table:table-cell>
          <table:table-cell table:number-columns-repeated="1004"/>
        </table:table-row>
        <table:table-row table:style-name="ro7">
          <table:table-cell table:formula="of:=HYPERLINK(&quot;file:///C:/Users/Peter/Git/PyWriter/test/data/_scenelist/proofed_manuscript.odt#ScID:7%7Cregion&quot;;&quot;ScID:7&quot;)" office:value-type="string" office:string-value="ScID:7">
            <text:p>ScID:7</text:p>
          </table:table-cell>
          <table:table-cell office:value-type="string">
            <text:p>Hal talking to the Portmaster</text:p>
          </table:table-cell>
          <table:table-cell office:value-type="string">
            <text:p>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Hal decides to call his brand new best buddy Clunk, thinking the robot can ask Jerling for an advance on his fee.</text:p>
          </table:table-cell>
          <table:table-cell table:number-columns-repeated="2"/>
          <table:table-cell office:value-type="string">
            <text:p>A</text:p>
          </table:table-cell>
          <table:table-cell table:number-columns-repeated="3"/>
          <table:table-cell office:value-type="float" office:value="7">
            <text:p>7</text:p>
          </table:table-cell>
          <table:table-cell office:value-type="float" office:value="985">
            <text:p>985</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89">
            <text:p>89</text:p>
          </table:table-cell>
          <table:table-cell office:value-type="float" office:value="532">
            <text:p>532</text:p>
          </table:table-cell>
          <table:table-cell office:value-type="string">
            <text:p>2nd Edit</text:p>
          </table:table-cell>
          <table:table-cell office:value-type="string">
            <text:p>Hal, Portmaster</text:p>
          </table:table-cell>
          <table:table-cell table:number-columns-repeated="1005"/>
        </table:table-row>
        <table:table-row table:style-name="ro8">
          <table:table-cell table:formula="of:=HYPERLINK(&quot;file:///C:/Users/Peter/Git/PyWriter/test/data/_scenelist/proofed_manuscript.odt#ScID:8%7Cregion&quot;;&quot;ScID:8&quot;)" office:value-type="string" office:string-value="ScID:8">
            <text:p>ScID:8</text:p>
          </table:table-cell>
          <table:table-cell office:value-type="string">
            <text:p>Clunk takes call from Hal. Calls Jerling. Fire.</text:p>
          </table:table-cell>
          <table:table-cell office:value-type="string">
            <text:p>Clunk tells Hal that Jerling won't advance any money, but Hal tells him to ask anyway. Clunk calls Jerling, who won't advance any money. Clunk mentions that he's found out what Incubots is all about, Jerling hangs up quickly.</text:p>
            <text:p>Clunk notices smoke in the air. He runs to the airlock and discovers the landing field is on fire.</text:p>
          </table:table-cell>
          <table:table-cell table:number-columns-repeated="2"/>
          <table:table-cell office:value-type="string">
            <text:p>A</text:p>
          </table:table-cell>
          <table:table-cell table:number-columns-repeated="3"/>
          <table:table-cell office:value-type="float" office:value="8">
            <text:p>8</text:p>
          </table:table-cell>
          <table:table-cell office:value-type="float" office:value="1059">
            <text:p>1059</text:p>
          </table:table-cell>
          <table:table-cell table:number-columns-repeated="2" office:value-type="float" office:value="0">
            <text:p>0</text:p>
          </table:table-cell>
          <table:table-cell office:value-type="float" office:value="4">
            <text:p>4</text:p>
          </table:table-cell>
          <table:table-cell office:value-type="float" office:value="0">
            <text:p>0</text:p>
          </table:table-cell>
          <table:table-cell office:value-type="float" office:value="74">
            <text:p>74</text:p>
          </table:table-cell>
          <table:table-cell office:value-type="float" office:value="431">
            <text:p>431</text:p>
          </table:table-cell>
          <table:table-cell office:value-type="string">
            <text:p>2nd Edit</text:p>
          </table:table-cell>
          <table:table-cell office:value-type="string">
            <text:p>Clunk, Jerling, Hal, Navcom</text:p>
          </table:table-cell>
          <table:table-cell office:value-type="string">
            <text:p>Black Gull</text:p>
          </table:table-cell>
          <table:table-cell table:number-columns-repeated="1004"/>
        </table:table-row>
        <table:table-row table:style-name="ro9">
          <table:table-cell table:formula="of:=HYPERLINK(&quot;file:///C:/Users/Peter/Git/PyWriter/test/data/_scenelist/proofed_manuscript.odt#ScID:9%7Cregion&quot;;&quot;ScID:9&quot;)" office:value-type="string" office:string-value="ScID:9">
            <text:p>ScID:9</text:p>
          </table:table-cell>
          <table:table-cell office:value-type="string">
            <text:p>Clunk calls, the landing field is on fire. Hal tells him to sit tight.</text:p>
          </table:table-cell>
          <table:table-cell office:value-type="string">
            <text:p>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Then the control tower calls to say the landing field is on fire around the Black Gull.</text:p>
          </table:table-cell>
          <table:table-cell table:number-columns-repeated="2"/>
          <table:table-cell office:value-type="string">
            <text:p>A</text:p>
          </table:table-cell>
          <table:table-cell table:number-columns-repeated="3"/>
          <table:table-cell office:value-type="float" office:value="9">
            <text:p>9</text:p>
          </table:table-cell>
          <table:table-cell office:value-type="float" office:value="1215">
            <text:p>1215</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156">
            <text:p>156</text:p>
          </table:table-cell>
          <table:table-cell office:value-type="float" office:value="839">
            <text:p>839</text:p>
          </table:table-cell>
          <table:table-cell office:value-type="string">
            <text:p>2nd Edit</text:p>
          </table:table-cell>
          <table:table-cell office:value-type="string">
            <text:p>Hal, Clunk, Portmaster</text:p>
          </table:table-cell>
          <table:table-cell table:number-columns-repeated="1005"/>
        </table:table-row>
        <table:table-row table:style-name="ro10">
          <table:table-cell table:formula="of:=HYPERLINK(&quot;file:///C:/Users/Peter/Git/PyWriter/test/data/_scenelist/proofed_manuscript.odt#ScID:10%7Cregion&quot;;&quot;ScID:10&quot;)" office:value-type="string" office:string-value="ScID:10">
            <text:p>ScID:10</text:p>
          </table:table-cell>
          <table:table-cell office:value-type="string">
            <text:p>Clunk fighting the fire, ends up face-down</text:p>
          </table:table-cell>
          <table:table-cell office:value-type="string">
            <text:p>Aboard the Black Gull, Clunk wrenches panels off the walls looking for a fire extinguisher. Crunches the winch controls, lowering a hook to the ground and spooling all the cable out with it. Finally gets the extinguisher and heads outside.</text:p>
            <text:p>He finds the source of the fire - the maintenance robot which Hal disabled. Clunk drags it out of the area, then returns and uses the fire extinguisher on the flames.</text:p>
            <text:p>Clunk's battery starts to run low. He continues. As the fire extinguisher begins to run low, the fuel pipes explode near the back of the ship. A piece of debris hits Clunk in the head and he falls to the ground, stunned.</text:p>
          </table:table-cell>
          <table:table-cell office:value-type="string">
            <text:p>Pinch Point</text:p>
          </table:table-cell>
          <table:table-cell/>
          <table:table-cell office:value-type="string">
            <text:p>A</text:p>
          </table:table-cell>
          <table:table-cell table:number-columns-repeated="3"/>
          <table:table-cell office:value-type="float" office:value="10">
            <text:p>10</text:p>
          </table:table-cell>
          <table:table-cell office:value-type="float" office:value="1249">
            <text:p>1249</text:p>
          </table:table-cell>
          <table:table-cell table:number-columns-repeated="4" office:value-type="float" office:value="0">
            <text:p>0</text:p>
          </table:table-cell>
          <table:table-cell office:value-type="float" office:value="34">
            <text:p>34</text:p>
          </table:table-cell>
          <table:table-cell office:value-type="float" office:value="187">
            <text:p>187</text:p>
          </table:table-cell>
          <table:table-cell office:value-type="string">
            <text:p>2nd Edit</text:p>
          </table:table-cell>
          <table:table-cell office:value-type="string">
            <text:p>Clunk, Navcom</text:p>
          </table:table-cell>
          <table:table-cell table:number-columns-repeated="1005"/>
        </table:table-row>
        <table:table-row table:style-name="ro8">
          <table:table-cell table:formula="of:=HYPERLINK(&quot;file:///C:/Users/Peter/Git/PyWriter/test/data/_scenelist/proofed_manuscript.odt#ScID:12%7Cregion&quot;;&quot;ScID:12&quot;)" office:value-type="string" office:string-value="ScID:12">
            <text:p>ScID:12</text:p>
          </table:table-cell>
          <table:table-cell office:value-type="string">
            <text:p>Hal gets to the ship and lifts off.</text:p>
          </table:table-cell>
          <table:table-cell office:value-type="string">
            <text:p>Arriving at the Black Gull, Hal sees the prone robot in the burnt-out grass. (It's Clunk, but he assumes it's the one he disabled) <text:s/>Goes aboard, seals the ship and gets the engines going. Discovers the winch has been lowered, presses the button to raise it. Prepares ship for takeoff and takes his seat.</text:p>
          </table:table-cell>
          <table:table-cell table:number-columns-repeated="2"/>
          <table:table-cell office:value-type="string">
            <text:p>A</text:p>
          </table:table-cell>
          <table:table-cell table:number-columns-repeated="3"/>
          <table:table-cell office:value-type="float" office:value="11">
            <text:p>11</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1">
          <table:table-cell table:formula="of:=HYPERLINK(&quot;file:///C:/Users/Peter/Git/PyWriter/test/data/_scenelist/proofed_manuscript.odt#ScID:15%7Cregion&quot;;&quot;ScID:15&quot;)" office:value-type="string" office:string-value="ScID:15">
            <text:p>ScID:15</text:p>
          </table:table-cell>
          <table:table-cell office:value-type="string">
            <text:p>Hal finds Clunk on rope, falls out after him.</text:p>
          </table:table-cell>
          <table:table-cell office:value-type="string">
            <text:p>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Talking to the Navcom, Hal suddenly discovers Clunk isn't aboard. There's a clunking noise as the winch tries to retract, but it's jammed. An image appears on screen - Clunk is dangling from the hook outside.</text:p>
            <text:p>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Clunk's batteries are failing, and he can't hang on much longer.</text:p>
          </table:table-cell>
          <table:table-cell table:number-columns-repeated="2"/>
          <table:table-cell office:value-type="string">
            <text:p>A</text:p>
          </table:table-cell>
          <table:table-cell table:number-columns-repeated="3"/>
          <table:table-cell office:value-type="float" office:value="12">
            <text:p>12</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ID:17%7Cregion&quot;;&quot;ScID:17&quot;)" office:value-type="string" office:string-value="ScID:17">
            <text:p>ScID:17</text:p>
          </table:table-cell>
          <table:table-cell office:value-type="string">
            <text:p>Climb up rope to safety. Back in ship for hyperspace.</text:p>
          </table:table-cell>
          <table:table-cell office:value-type="string">
            <text:p>Spoiler ends here.</text:p>
          </table:table-cell>
          <table:table-cell table:number-columns-repeated="2"/>
          <table:table-cell office:value-type="string">
            <text:p>A</text:p>
          </table:table-cell>
          <table:table-cell table:number-columns-repeated="3"/>
          <table:table-cell office:value-type="float" office:value="13">
            <text:p>13</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19%7Cregion&quot;;&quot;ScID:19&quot;)" office:value-type="string" office:string-value="ScID:19">
            <text:p>ScID:19</text:p>
          </table:table-cell>
          <table:table-cell office:value-type="string">
            <text:p>In his office. Gordon OKs the deal</text:p>
          </table:table-cell>
          <table:table-cell table:number-columns-repeated="3"/>
          <table:table-cell office:value-type="string">
            <text:p>A</text:p>
          </table:table-cell>
          <table:table-cell table:number-columns-repeated="3"/>
          <table:table-cell office:value-type="float" office:value="14">
            <text:p>14</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ID:22%7Cregion&quot;;&quot;ScID:22&quot;)" office:value-type="string" office:string-value="ScID:22">
            <text:p>ScID:22</text:p>
          </table:table-cell>
          <table:table-cell office:value-type="string">
            <text:p>Exits the ship to meet Bevan</text:p>
          </table:table-cell>
          <table:table-cell table:number-columns-repeated="3"/>
          <table:table-cell office:value-type="string">
            <text:p>A</text:p>
          </table:table-cell>
          <table:table-cell table:number-columns-repeated="3"/>
          <table:table-cell office:value-type="float" office:value="15">
            <text:p>15</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25%7Cregion&quot;;&quot;ScID:25&quot;)" office:value-type="string" office:string-value="ScID:25">
            <text:p>ScID:25</text:p>
          </table:table-cell>
          <table:table-cell office:value-type="string">
            <text:p>Getting food out. Frozen puddings.</text:p>
          </table:table-cell>
          <table:table-cell table:number-columns-repeated="3"/>
          <table:table-cell office:value-type="string">
            <text:p>A</text:p>
          </table:table-cell>
          <table:table-cell table:number-columns-repeated="3"/>
          <table:table-cell office:value-type="float" office:value="16">
            <text:p>16</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3">
          <table:table-cell table:formula="of:=HYPERLINK(&quot;file:///C:/Users/Peter/Git/PyWriter/test/data/_scenelist/proofed_manuscript.odt#ScID:27%7Cregion&quot;;&quot;ScID:27&quot;)" office:value-type="string" office:string-value="ScID:27">
            <text:p>ScID:27</text:p>
          </table:table-cell>
          <table:table-cell office:value-type="string">
            <text:p>Says goodbye to Clunk</text:p>
          </table:table-cell>
          <table:table-cell table:number-columns-repeated="3"/>
          <table:table-cell office:value-type="string">
            <text:p>A</text:p>
          </table:table-cell>
          <table:table-cell table:number-columns-repeated="3"/>
          <table:table-cell office:value-type="float" office:value="17">
            <text:p>17</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29%7Cregion&quot;;&quot;ScID:29&quot;)" office:value-type="string" office:string-value="ScID:29">
            <text:p>ScID:29</text:p>
          </table:table-cell>
          <table:table-cell office:value-type="string">
            <text:p>Hal depressed. No escape from here.</text:p>
          </table:table-cell>
          <table:table-cell table:number-columns-repeated="3"/>
          <table:table-cell office:value-type="string">
            <text:p>A</text:p>
          </table:table-cell>
          <table:table-cell table:number-columns-repeated="3"/>
          <table:table-cell office:value-type="float" office:value="18">
            <text:p>18</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31%7Cregion&quot;;&quot;ScID:31&quot;)" office:value-type="string" office:string-value="ScID:31">
            <text:p>ScID:31</text:p>
          </table:table-cell>
          <table:table-cell office:value-type="string">
            <text:p>Lighten the ship. Preparing for liftoff.</text:p>
          </table:table-cell>
          <table:table-cell table:number-columns-repeated="3"/>
          <table:table-cell office:value-type="string">
            <text:p>A</text:p>
          </table:table-cell>
          <table:table-cell table:number-columns-repeated="3"/>
          <table:table-cell office:value-type="float" office:value="19">
            <text:p>19</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4">
          <table:table-cell table:formula="of:=HYPERLINK(&quot;file:///C:/Users/Peter/Git/PyWriter/test/data/_scenelist/proofed_manuscript.odt#ScID:34%7Cregion&quot;;&quot;ScID:34&quot;)" office:value-type="string" office:string-value="ScID:34">
            <text:p>ScID:34</text:p>
          </table:table-cell>
          <table:table-cell office:value-type="string">
            <text:p>Karl and Terry awaiting Hal. They take a call from their spy, intercept is at the orbiter.</text:p>
          </table:table-cell>
          <table:table-cell table:number-columns-repeated="3"/>
          <table:table-cell office:value-type="string">
            <text:p>A</text:p>
          </table:table-cell>
          <table:table-cell table:number-columns-repeated="3"/>
          <table:table-cell office:value-type="float" office:value="20">
            <text:p>20</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3">
          <table:table-cell table:formula="of:=HYPERLINK(&quot;file:///C:/Users/Peter/Git/PyWriter/test/data/_scenelist/proofed_manuscript.odt#ScID:38%7Cregion&quot;;&quot;ScID:38&quot;)" office:value-type="string" office:string-value="ScID:38">
            <text:p>ScID:38</text:p>
          </table:table-cell>
          <table:table-cell office:value-type="string">
            <text:p>Karl waiting impatiently</text:p>
          </table:table-cell>
          <table:table-cell/>
          <table:table-cell office:value-type="string">
            <text:p>Plot Point</text:p>
          </table:table-cell>
          <table:table-cell/>
          <table:table-cell office:value-type="string">
            <text:p>A</text:p>
          </table:table-cell>
          <table:table-cell table:number-columns-repeated="3"/>
          <table:table-cell office:value-type="float" office:value="21">
            <text:p>21</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ID:40%7Cregion&quot;;&quot;ScID:40&quot;)" office:value-type="string" office:string-value="ScID:40">
            <text:p>ScID:40</text:p>
          </table:table-cell>
          <table:table-cell office:value-type="string">
            <text:p>Karl and Terry confused about 'Chunk'</text:p>
          </table:table-cell>
          <table:table-cell table:number-columns-repeated="3"/>
          <table:table-cell office:value-type="string">
            <text:p>A</text:p>
          </table:table-cell>
          <table:table-cell table:number-columns-repeated="3"/>
          <table:table-cell office:value-type="float" office:value="22">
            <text:p>22</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ID:43%7Cregion&quot;;&quot;ScID:43&quot;)" office:value-type="string" office:string-value="ScID:43">
            <text:p>ScID:43</text:p>
          </table:table-cell>
          <table:table-cell office:value-type="string">
            <text:p>Clunk slips out the back.</text:p>
          </table:table-cell>
          <table:table-cell table:number-columns-repeated="3"/>
          <table:table-cell office:value-type="string">
            <text:p>A</text:p>
          </table:table-cell>
          <table:table-cell table:number-columns-repeated="3"/>
          <table:table-cell office:value-type="float" office:value="23">
            <text:p>23</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3">
          <table:table-cell table:formula="of:=HYPERLINK(&quot;file:///C:/Users/Peter/Git/PyWriter/test/data/_scenelist/proofed_manuscript.odt#ScID:45%7Cregion&quot;;&quot;ScID:45&quot;)" office:value-type="string" office:string-value="ScID:45">
            <text:p>ScID:45</text:p>
          </table:table-cell>
          <table:table-cell office:value-type="string">
            <text:p>Karl and Terry waiting.</text:p>
          </table:table-cell>
          <table:table-cell table:number-columns-repeated="3"/>
          <table:table-cell office:value-type="string">
            <text:p>A</text:p>
          </table:table-cell>
          <table:table-cell table:number-columns-repeated="3"/>
          <table:table-cell office:value-type="float" office:value="24">
            <text:p>24</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3">
          <table:table-cell table:formula="of:=HYPERLINK(&quot;file:///C:/Users/Peter/Git/PyWriter/test/data/_scenelist/proofed_manuscript.odt#ScID:47%7Cregion&quot;;&quot;ScID:47&quot;)" office:value-type="string" office:string-value="ScID:47">
            <text:p>ScID:47</text:p>
          </table:table-cell>
          <table:table-cell office:value-type="string">
            <text:p>Clunk in orbit</text:p>
          </table:table-cell>
          <table:table-cell table:number-columns-repeated="3"/>
          <table:table-cell office:value-type="string">
            <text:p>A</text:p>
          </table:table-cell>
          <table:table-cell table:number-columns-repeated="3"/>
          <table:table-cell office:value-type="float" office:value="25">
            <text:p>25</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3">
          <table:table-cell table:formula="of:=HYPERLINK(&quot;file:///C:/Users/Peter/Git/PyWriter/test/data/_scenelist/proofed_manuscript.odt#ScID:49%7Cregion&quot;;&quot;ScID:49&quot;)" office:value-type="string" office:string-value="ScID:49">
            <text:p>ScID:49</text:p>
          </table:table-cell>
          <table:table-cell office:value-type="string">
            <text:p>Clunk uses cylinder</text:p>
          </table:table-cell>
          <table:table-cell table:number-columns-repeated="3"/>
          <table:table-cell office:value-type="string">
            <text:p>A</text:p>
          </table:table-cell>
          <table:table-cell table:number-columns-repeated="3"/>
          <table:table-cell office:value-type="float" office:value="26">
            <text:p>26</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
          <table:table-cell table:formula="of:=HYPERLINK(&quot;file:///C:/Users/Peter/Git/PyWriter/test/data/_scenelist/proofed_manuscript.odt#ScID:51%7Cregion&quot;;&quot;ScID:51&quot;)" office:value-type="string" office:string-value="ScID:51">
            <text:p>ScID:51</text:p>
          </table:table-cell>
          <table:table-cell office:value-type="string">
            <text:p>Terry places the 'bomb'</text:p>
          </table:table-cell>
          <table:table-cell table:number-columns-repeated="3"/>
          <table:table-cell office:value-type="string">
            <text:p>A</text:p>
          </table:table-cell>
          <table:table-cell table:number-columns-repeated="3"/>
          <table:table-cell office:value-type="float" office:value="27">
            <text:p>27</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Terry</text:p>
          </table:table-cell>
          <table:table-cell table:number-columns-repeated="1005"/>
        </table:table-row>
        <table:table-row table:style-name="ro13">
          <table:table-cell table:formula="of:=HYPERLINK(&quot;file:///C:/Users/Peter/Git/PyWriter/test/data/_scenelist/proofed_manuscript.odt#ScID:53%7Cregion&quot;;&quot;ScID:53&quot;)" office:value-type="string" office:string-value="ScID:53">
            <text:p>ScID:53</text:p>
          </table:table-cell>
          <table:table-cell office:value-type="string">
            <text:p>Hal buys food</text:p>
          </table:table-cell>
          <table:table-cell table:number-columns-repeated="3"/>
          <table:table-cell office:value-type="string">
            <text:p>A</text:p>
          </table:table-cell>
          <table:table-cell table:number-columns-repeated="3"/>
          <table:table-cell office:value-type="float" office:value="28">
            <text:p>28</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55%7Cregion&quot;;&quot;ScID:55&quot;)" office:value-type="string" office:string-value="ScID:55">
            <text:p>ScID:55</text:p>
          </table:table-cell>
          <table:table-cell office:value-type="string">
            <text:p>Karl leaves a note, takes Clunk.</text:p>
          </table:table-cell>
          <table:table-cell table:number-columns-repeated="3"/>
          <table:table-cell office:value-type="string">
            <text:p>A</text:p>
          </table:table-cell>
          <table:table-cell table:number-columns-repeated="3"/>
          <table:table-cell office:value-type="float" office:value="29">
            <text:p>29</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ID:57%7Cregion&quot;;&quot;ScID:57&quot;)" office:value-type="string" office:string-value="ScID:57">
            <text:p>ScID:57</text:p>
          </table:table-cell>
          <table:table-cell office:value-type="string">
            <text:p>Hal about to hyperspace.</text:p>
          </table:table-cell>
          <table:table-cell table:number-columns-repeated="3"/>
          <table:table-cell office:value-type="string">
            <text:p>A</text:p>
          </table:table-cell>
          <table:table-cell table:number-columns-repeated="3"/>
          <table:table-cell office:value-type="float" office:value="30">
            <text:p>30</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ID:60%7Cregion&quot;;&quot;ScID:60&quot;)" office:value-type="string" office:string-value="ScID:60">
            <text:p>ScID:60</text:p>
          </table:table-cell>
          <table:table-cell office:value-type="string">
            <text:p>Hal gets real Jerling's call. Has to get cargo and robot back.</text:p>
          </table:table-cell>
          <table:table-cell table:number-columns-repeated="3"/>
          <table:table-cell office:value-type="string">
            <text:p>A</text:p>
          </table:table-cell>
          <table:table-cell table:number-columns-repeated="3"/>
          <table:table-cell office:value-type="float" office:value="31">
            <text:p>31</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62%7Cregion&quot;;&quot;ScID:62&quot;)" office:value-type="string" office:string-value="ScID:62">
            <text:p>ScID:62</text:p>
          </table:table-cell>
          <table:table-cell office:value-type="string">
            <text:p>Hal sets course for Forg.</text:p>
          </table:table-cell>
          <table:table-cell table:number-columns-repeated="3"/>
          <table:table-cell office:value-type="string">
            <text:p>A</text:p>
          </table:table-cell>
          <table:table-cell table:number-columns-repeated="3"/>
          <table:table-cell office:value-type="float" office:value="32">
            <text:p>32</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64%7Cregion&quot;;&quot;ScID:64&quot;)" office:value-type="string" office:string-value="ScID:64">
            <text:p>ScID:64</text:p>
          </table:table-cell>
          <table:table-cell office:value-type="string">
            <text:p>Land on Forg, in rubbish.</text:p>
          </table:table-cell>
          <table:table-cell table:number-columns-repeated="3"/>
          <table:table-cell office:value-type="string">
            <text:p>A</text:p>
          </table:table-cell>
          <table:table-cell table:number-columns-repeated="3"/>
          <table:table-cell office:value-type="float" office:value="33">
            <text:p>33</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4">
          <table:table-cell table:formula="of:=HYPERLINK(&quot;file:///C:/Users/Peter/Git/PyWriter/test/data/_scenelist/proofed_manuscript.odt#ScID:66%7Cregion&quot;;&quot;ScID:66&quot;)" office:value-type="string" office:string-value="ScID:66">
            <text:p>ScID:66</text:p>
          </table:table-cell>
          <table:table-cell office:value-type="string">
            <text:p>Hal rents a car in Jerling's name and heads towards Forgberg and the Casino.</text:p>
          </table:table-cell>
          <table:table-cell table:number-columns-repeated="3"/>
          <table:table-cell office:value-type="string">
            <text:p>A</text:p>
          </table:table-cell>
          <table:table-cell table:number-columns-repeated="3"/>
          <table:table-cell office:value-type="float" office:value="34">
            <text:p>34</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ID:68%7Cregion&quot;;&quot;ScID:68&quot;)" office:value-type="string" office:string-value="ScID:68">
            <text:p>ScID:68</text:p>
          </table:table-cell>
          <table:table-cell office:value-type="string">
            <text:p>Hal after almost running Clunk down. Picks him up.</text:p>
          </table:table-cell>
          <table:table-cell table:number-columns-repeated="3"/>
          <table:table-cell office:value-type="string">
            <text:p>A</text:p>
          </table:table-cell>
          <table:table-cell table:number-columns-repeated="3"/>
          <table:table-cell office:value-type="float" office:value="35">
            <text:p>35</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71%7Cregion&quot;;&quot;ScID:71&quot;)" office:value-type="string" office:string-value="ScID:71">
            <text:p>ScID:71</text:p>
          </table:table-cell>
          <table:table-cell office:value-type="string">
            <text:p>Find car, go to find clothes.</text:p>
          </table:table-cell>
          <table:table-cell table:number-columns-repeated="3"/>
          <table:table-cell office:value-type="string">
            <text:p>A</text:p>
          </table:table-cell>
          <table:table-cell table:number-columns-repeated="3"/>
          <table:table-cell office:value-type="float" office:value="36">
            <text:p>36</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3">
          <table:table-cell table:formula="of:=HYPERLINK(&quot;file:///C:/Users/Peter/Git/PyWriter/test/data/_scenelist/proofed_manuscript.odt#ScID:74%7Cregion&quot;;&quot;ScID:74&quot;)" office:value-type="string" office:string-value="ScID:74">
            <text:p>ScID:74</text:p>
          </table:table-cell>
          <table:table-cell office:value-type="string">
            <text:p>Hal sells Clunk</text:p>
          </table:table-cell>
          <table:table-cell table:number-columns-repeated="3"/>
          <table:table-cell office:value-type="string">
            <text:p>A</text:p>
          </table:table-cell>
          <table:table-cell table:number-columns-repeated="3"/>
          <table:table-cell office:value-type="float" office:value="37">
            <text:p>37</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ID:77%7Cregion&quot;;&quot;ScID:77&quot;)" office:value-type="string" office:string-value="ScID:77">
            <text:p>ScID:77</text:p>
          </table:table-cell>
          <table:table-cell office:value-type="string">
            <text:p>Hal annoyed at Clunk for buying only the best.</text:p>
          </table:table-cell>
          <table:table-cell table:number-columns-repeated="3"/>
          <table:table-cell office:value-type="string">
            <text:p>A</text:p>
          </table:table-cell>
          <table:table-cell table:number-columns-repeated="3"/>
          <table:table-cell office:value-type="float" office:value="38">
            <text:p>38</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79%7Cregion&quot;;&quot;ScID:79&quot;)" office:value-type="string" office:string-value="ScID:79">
            <text:p>ScID:79</text:p>
          </table:table-cell>
          <table:table-cell office:value-type="string">
            <text:p>Clunk gambling. Fight with human couple.</text:p>
          </table:table-cell>
          <table:table-cell table:number-columns-repeated="3"/>
          <table:table-cell office:value-type="string">
            <text:p>A</text:p>
          </table:table-cell>
          <table:table-cell table:number-columns-repeated="3"/>
          <table:table-cell office:value-type="float" office:value="39">
            <text:p>39</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2">
          <table:table-cell table:formula="of:=HYPERLINK(&quot;file:///C:/Users/Peter/Git/PyWriter/test/data/_scenelist/proofed_manuscript.odt#ScID:81%7Cregion&quot;;&quot;ScID:81&quot;)" office:value-type="string" office:string-value="ScID:81">
            <text:p>ScID:81</text:p>
          </table:table-cell>
          <table:table-cell office:value-type="string">
            <text:p>Sitting on the steps, battered and bruised. Limo arrives for Karl.</text:p>
          </table:table-cell>
          <table:table-cell table:number-columns-repeated="3"/>
          <table:table-cell office:value-type="string">
            <text:p>A</text:p>
          </table:table-cell>
          <table:table-cell table:number-columns-repeated="3"/>
          <table:table-cell office:value-type="float" office:value="40">
            <text:p>40</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84%7Cregion&quot;;&quot;ScID:84&quot;)" office:value-type="string" office:string-value="ScID:84">
            <text:p>ScID:84</text:p>
          </table:table-cell>
          <table:table-cell office:value-type="string">
            <text:p>Clunk travelling on the back of Karl's limo</text:p>
          </table:table-cell>
          <table:table-cell table:number-columns-repeated="3"/>
          <table:table-cell office:value-type="string">
            <text:p>A</text:p>
          </table:table-cell>
          <table:table-cell table:number-columns-repeated="3"/>
          <table:table-cell office:value-type="float" office:value="41">
            <text:p>41</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
          <table:table-cell table:formula="of:=HYPERLINK(&quot;file:///C:/Users/Peter/Git/PyWriter/test/data/_scenelist/proofed_manuscript.odt#ScID:86%7Cregion&quot;;&quot;ScID:86&quot;)" office:value-type="string" office:string-value="ScID:86">
            <text:p>ScID:86</text:p>
          </table:table-cell>
          <table:table-cell office:value-type="string">
            <text:p>Clunk sees Hal catching up again. Limo stops.</text:p>
          </table:table-cell>
          <table:table-cell table:number-columns-repeated="3"/>
          <table:table-cell office:value-type="string">
            <text:p>A</text:p>
          </table:table-cell>
          <table:table-cell table:number-columns-repeated="3"/>
          <table:table-cell office:value-type="float" office:value="42">
            <text:p>42</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
          <table:table-cell table:formula="of:=HYPERLINK(&quot;file:///C:/Users/Peter/Git/PyWriter/test/data/_scenelist/proofed_manuscript.odt#ScID:89%7Cregion&quot;;&quot;ScID:89&quot;)" office:value-type="string" office:string-value="ScID:89">
            <text:p>ScID:89</text:p>
          </table:table-cell>
          <table:table-cell office:value-type="string">
            <text:p>Clunk uploads the Navcom into the ship.</text:p>
          </table:table-cell>
          <table:table-cell table:number-columns-repeated="3"/>
          <table:table-cell office:value-type="string">
            <text:p>A</text:p>
          </table:table-cell>
          <table:table-cell table:number-columns-repeated="3"/>
          <table:table-cell office:value-type="float" office:value="43">
            <text:p>43</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5">
          <table:table-cell table:formula="of:=HYPERLINK(&quot;file:///C:/Users/Peter/Git/PyWriter/test/data/_scenelist/proofed_manuscript.odt#ScID:92%7Cregion&quot;;&quot;ScID:92&quot;)" office:value-type="string" office:string-value="ScID:92">
            <text:p>ScID:92</text:p>
          </table:table-cell>
          <table:table-cell office:value-type="string">
            <text:p>The shop robots want Clunk to escape with them. Mention Hal's capture.</text:p>
          </table:table-cell>
          <table:table-cell table:number-columns-repeated="3"/>
          <table:table-cell office:value-type="string">
            <text:p>A</text:p>
          </table:table-cell>
          <table:table-cell table:number-columns-repeated="3"/>
          <table:table-cell office:value-type="float" office:value="44">
            <text:p>44</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2">
          <table:table-cell table:formula="of:=HYPERLINK(&quot;file:///C:/Users/Peter/Git/PyWriter/test/data/_scenelist/proofed_manuscript.odt#ScID:94%7Cregion&quot;;&quot;ScID:94&quot;)" office:value-type="string" office:string-value="ScID:94">
            <text:p>ScID:94</text:p>
          </table:table-cell>
          <table:table-cell office:value-type="string">
            <text:p>Clunk steals armoured car, drives it into the house.</text:p>
          </table:table-cell>
          <table:table-cell table:number-columns-repeated="3"/>
          <table:table-cell office:value-type="string">
            <text:p>A</text:p>
          </table:table-cell>
          <table:table-cell table:number-columns-repeated="3"/>
          <table:table-cell office:value-type="float" office:value="45">
            <text:p>45</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
          <table:table-cell table:formula="of:=HYPERLINK(&quot;file:///C:/Users/Peter/Git/PyWriter/test/data/_scenelist/proofed_manuscript.odt#ScID:96%7Cregion&quot;;&quot;ScID:96&quot;)" office:value-type="string" office:string-value="ScID:96">
            <text:p>ScID:96</text:p>
          </table:table-cell>
          <table:table-cell office:value-type="string">
            <text:p>Karl and Terry take the limo</text:p>
          </table:table-cell>
          <table:table-cell table:number-columns-repeated="3"/>
          <table:table-cell office:value-type="string">
            <text:p>A</text:p>
          </table:table-cell>
          <table:table-cell table:number-columns-repeated="3"/>
          <table:table-cell office:value-type="float" office:value="46">
            <text:p>46</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5">
          <table:table-cell table:formula="of:=HYPERLINK(&quot;file:///C:/Users/Peter/Git/PyWriter/test/data/_scenelist/proofed_manuscript.odt#ScID:98%7Cregion&quot;;&quot;ScID:98&quot;)" office:value-type="string" office:string-value="ScID:98">
            <text:p>ScID:98</text:p>
          </table:table-cell>
          <table:table-cell office:value-type="string">
            <text:p>Karl and Terry overtake and head for Spaceport. Looking for Volante.</text:p>
          </table:table-cell>
          <table:table-cell table:number-columns-repeated="3"/>
          <table:table-cell office:value-type="string">
            <text:p>A</text:p>
          </table:table-cell>
          <table:table-cell table:number-columns-repeated="3"/>
          <table:table-cell office:value-type="float" office:value="47">
            <text:p>47</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ID:101%7Cregion&quot;;&quot;ScID:101&quot;)" office:value-type="string" office:string-value="ScID:101">
            <text:p>ScID:101</text:p>
          </table:table-cell>
          <table:table-cell office:value-type="string">
            <text:p>Hal and Clunk fleeing in Gull</text:p>
          </table:table-cell>
          <table:table-cell table:number-columns-repeated="3"/>
          <table:table-cell office:value-type="string">
            <text:p>A</text:p>
          </table:table-cell>
          <table:table-cell table:number-columns-repeated="3"/>
          <table:table-cell office:value-type="float" office:value="48">
            <text:p>48</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103%7Cregion&quot;;&quot;ScID:103&quot;)" office:value-type="string" office:string-value="ScID:103">
            <text:p>ScID:103</text:p>
          </table:table-cell>
          <table:table-cell office:value-type="string">
            <text:p>Clunk wants to throw stuff at the flyer</text:p>
          </table:table-cell>
          <table:table-cell table:number-columns-repeated="3"/>
          <table:table-cell office:value-type="string">
            <text:p>A</text:p>
          </table:table-cell>
          <table:table-cell table:number-columns-repeated="3"/>
          <table:table-cell office:value-type="float" office:value="49">
            <text:p>49</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105%7Cregion&quot;;&quot;ScID:105&quot;)" office:value-type="string" office:string-value="ScID:105">
            <text:p>ScID:105</text:p>
          </table:table-cell>
          <table:table-cell office:value-type="string">
            <text:p>Hal fetches the puddings.</text:p>
          </table:table-cell>
          <table:table-cell table:number-columns-repeated="3"/>
          <table:table-cell office:value-type="string">
            <text:p>A</text:p>
          </table:table-cell>
          <table:table-cell table:number-columns-repeated="3"/>
          <table:table-cell office:value-type="float" office:value="50">
            <text:p>50</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ID:108%7Cregion&quot;;&quot;ScID:108&quot;)" office:value-type="string" office:string-value="ScID:108">
            <text:p>ScID:108</text:p>
          </table:table-cell>
          <table:table-cell office:value-type="string">
            <text:p>Hal yells at Jerling, then cargo arrives on truck.</text:p>
          </table:table-cell>
          <table:table-cell table:number-columns-repeated="3"/>
          <table:table-cell office:value-type="string">
            <text:p>A</text:p>
          </table:table-cell>
          <table:table-cell table:number-columns-repeated="3"/>
          <table:table-cell office:value-type="float" office:value="51">
            <text:p>51</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110%7Cregion&quot;;&quot;ScID:110&quot;)" office:value-type="string" office:string-value="ScID:110">
            <text:p>ScID:110</text:p>
          </table:table-cell>
          <table:table-cell office:value-type="string">
            <text:p>Clunk outside, depressed.</text:p>
          </table:table-cell>
          <table:table-cell table:number-columns-repeated="3"/>
          <table:table-cell office:value-type="string">
            <text:p>A</text:p>
          </table:table-cell>
          <table:table-cell table:number-columns-repeated="3"/>
          <table:table-cell office:value-type="float" office:value="52">
            <text:p>52</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3">
          <table:table-cell table:formula="of:=HYPERLINK(&quot;file:///C:/Users/Peter/Git/PyWriter/test/data/_scenelist/proofed_manuscript.odt#ScID:112%7Cregion&quot;;&quot;ScID:112&quot;)" office:value-type="string" office:string-value="ScID:112">
            <text:p>ScID:112</text:p>
          </table:table-cell>
          <table:table-cell office:value-type="string">
            <text:p>Karl bursts in, armed.</text:p>
          </table:table-cell>
          <table:table-cell table:number-columns-repeated="3"/>
          <table:table-cell office:value-type="string">
            <text:p>A</text:p>
          </table:table-cell>
          <table:table-cell table:number-columns-repeated="3"/>
          <table:table-cell office:value-type="float" office:value="53">
            <text:p>53</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ID:114%7Cregion&quot;;&quot;ScID:114&quot;)" office:value-type="string" office:string-value="ScID:114">
            <text:p>ScID:114</text:p>
          </table:table-cell>
          <table:table-cell office:value-type="string">
            <text:p>Terry ties Hal in hold, leaves back doors open.</text:p>
          </table:table-cell>
          <table:table-cell table:number-columns-repeated="3"/>
          <table:table-cell office:value-type="string">
            <text:p>A</text:p>
          </table:table-cell>
          <table:table-cell table:number-columns-repeated="3"/>
          <table:table-cell office:value-type="float" office:value="54">
            <text:p>54</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116%7Cregion&quot;;&quot;ScID:116&quot;)" office:value-type="string" office:string-value="ScID:116">
            <text:p>ScID:116</text:p>
          </table:table-cell>
          <table:table-cell office:value-type="string">
            <text:p>Hal dodges Brutus, escapes the hold.</text:p>
          </table:table-cell>
          <table:table-cell table:number-columns-repeated="3"/>
          <table:table-cell office:value-type="string">
            <text:p>A</text:p>
          </table:table-cell>
          <table:table-cell table:number-columns-repeated="3"/>
          <table:table-cell office:value-type="float" office:value="55">
            <text:p>55</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ID:119%7Cregion&quot;;&quot;ScID:119&quot;)" office:value-type="string" office:string-value="ScID:119">
            <text:p>ScID:119</text:p>
          </table:table-cell>
          <table:table-cell office:value-type="string">
            <text:p>Black Gull hyperspaces to oblivion</text:p>
          </table:table-cell>
          <table:table-cell table:number-columns-repeated="3"/>
          <table:table-cell office:value-type="string">
            <text:p>A</text:p>
          </table:table-cell>
          <table:table-cell table:number-columns-repeated="3"/>
          <table:table-cell office:value-type="float" office:value="56">
            <text:p>56</text:p>
          </table:table-cell>
          <table:table-cell office:value-type="float" office:value="1249">
            <text:p>1249</text:p>
          </table:table-cell>
          <table:table-cell table:number-columns-repeated="5"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6" table:number-rows-repeated="1048518">
          <table:table-cell table:number-columns-repeated="1024"/>
        </table:table-row>
        <table:table-row table:style-name="ro1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2-03">03.02.2023</text:date>, <text:time>20:37:3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2-03T20:05:33Z</meta:creation-date>
    <dc:date>2023-02-03T20:37:38.29</dc:date>
    <meta:editing-duration>PT19S</meta:editing-duration>
    <meta:editing-cycles>1</meta:editing-cycles>
    <meta:document-statistic meta:table-count="1" meta:cell-count="779" meta:object-count="0"/>
  </office:meta>
</office:document-meta>
</file>